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2.42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7.324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  <style:text-properties fo:font-size="14pt" style:text-underline-style="none" fo:font-weight="bold"/>
    </style:style>
    <style:style style:name="ce2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</style:style>
    <style:style style:name="ce3" style:family="table-cell" style:parent-style-name="Default">
      <style:table-cell-properties fo:background-color="#666666" fo:wrap-option="wrap" fo:padding-bottom="0.071cm" fo:padding-left="0.106cm" fo:padding-right="0cm" fo:padding-top="0.071cm" style:vertical-align="top"/>
      <style:text-properties fo:color="#ffffff" fo:font-weight="bold"/>
    </style:style>
    <style:style style:name="ce4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  <style:text-properties style:font-name="Bitstream Vera Sans1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666666" style:text-align-source="fix" style:repeat-content="false" fo:padding="0.053cm" style:vertical-align="top"/>
      <style:paragraph-properties fo:text-align="center" fo:margin-left="0cm"/>
      <style:text-properties fo:color="#ffffff" fo:font-weight="bold"/>
    </style:style>
    <style:style style:name="ce10" style:family="table-cell" style:parent-style-name="Default">
      <style:table-cell-properties fo:background-color="#ffffcc" style:text-align-source="fix" style:repeat-content="false" fo:padding="0.053cm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ffff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ffffcc"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fo:background-color="#ffffff" fo:wrap-option="wrap" style:vertical-align="top"/>
    </style:style>
    <style:style style:name="ce16" style:family="table-cell" style:parent-style-name="Default">
      <style:table-cell-properties fo:background-color="#666666" style:text-align-source="fix" style:repeat-content="false" fo:wrap-option="wrap" fo:padding="0.053cm" style:vertical-align="top"/>
      <style:paragraph-properties fo:text-align="center" fo:margin-left="0cm"/>
      <style:text-properties fo:color="#ffffff" fo:font-weight="bold"/>
    </style:style>
    <style:style style:name="ce17" style:family="table-cell" style:parent-style-name="Default">
      <style:table-cell-properties fo:background-color="#ffcc99" fo:wrap-option="wrap" fo:padding="0.053cm" style:vertical-align="top"/>
    </style:style>
    <style:style style:name="ce18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ffcc99" fo:wrap-option="wrap" style:vertical-align="top"/>
    </style:style>
    <style:style style:name="ce23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/>
    </style:style>
    <style:style style:name="ce24" style:family="table-cell" style:parent-style-name="Default">
      <style:table-cell-properties fo:background-color="#e6e6e6"/>
      <style:text-properties fo:font-weight="bold"/>
    </style:style>
    <style:style style:name="ce2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4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Campsite Test Checklist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2">
          <table:table-cell table:style-name="ce2" office:value-type="string">
            <text:p>This spreadsheet is intended to help with the manual testing of campsite. <text:s/>You will go through most of the functionality of the application and verify that it works.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3">
          <table:table-cell table:style-name="ce2"/>
          <table:table-cell table:style-name="ce8"/>
          <table:table-cell table:style-name="ce15"/>
          <table:table-cell table:number-columns-repeated="252"/>
        </table:table-row>
        <table:table-row table:style-name="ro4">
          <table:table-cell table:style-name="ce3" office:value-type="string">
            <text:p>Test</text:p>
          </table:table-cell>
          <table:table-cell table:style-name="ce9" office:value-type="string">
            <text:p>Passed? Firefox</text:p>
          </table:table-cell>
          <table:table-cell table:style-name="ce16" office:value-type="string">
            <text:p>Notes</text:p>
          </table:table-cell>
          <table:table-cell table:style-name="ce23" office:value-type="string">
            <text:p>Passed? IE</text:p>
          </table:table-cell>
          <table:table-cell table:style-name="ce23" office:value-type="string">
            <text:p>Notes</text:p>
          </table:table-cell>
          <table:table-cell table:style-name="ce24" table:number-columns-repeated="250"/>
        </table:table-row>
        <table:table-row table:style-name="ro4">
          <table:table-cell office:value-type="string">
            <text:p>Login with valid user name and password – get to home p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Login with invalid password – rejec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Login with a different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Previous language remember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Main menu -&gt; Publications, Add a publication, publication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onfigure publication, change values,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Delete publicatio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dd issue -&gt; Use previous structure -&gt;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2">
          <table:table-cell office:value-type="string">
            <text:p>Configure issue -&gt; change all fields -&gt; fields modified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Sections inside the issue should change language when the issue changes languag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Configure issue -&gt; preview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Pops up a full browser window instead of smaller one without toolbars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onfigure issue -&gt; dele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onfigure issue -&gt; translate -&gt; get to translation scree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ublish -&gt; Yes (Publish it)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ublish -&gt; Yes (Unpublish it)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2">
          <table:table-cell office:value-type="string">
            <text:p>Issue List -&gt; Automatic Publishing -&gt; Create actio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These screens could use a “back” button to go back to the issue or issue list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Issue List -&gt; Automatic Publishing -&gt; Edit -&gt; change values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Issue list should change the scheduled publishing to green when its activ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Issue List -&gt; Automatic Publishing -&gt; Delete actio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Scheduled actions should appear in the issue edit screen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Issue List -&gt; Translate -&gt; Add -&gt; translation added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Could use a back button to go back to issue list or issu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Delete -&gt; answer “Yes” -&gt; Issue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Delete -&gt; answer “no” -&gt; not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office:value-type="string">
            <text:p>Section List -&gt; Add -&gt; dont fill in any fields -&gt; Save -&gt; Error message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1) If you leave out the Number field, you get a bad error message 2) Should use javascript to check the fields before you submit the form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List -&gt; Add -&gt; Fill in fields correctly -&gt; Sav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Change fields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Add section -&gt; get to “Add section” p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Section -&gt; Configure -&gt; Duplicate to new section -&gt; success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Should we only show issues of the same language as the section?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Duplicate to existing section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7">
          <table:table-cell office:value-type="string">
            <text:p>After duplicate, go to destination section -&gt; success?</text:p>
          </table:table-cell>
          <table:table-cell table:style-name="ce10" office:value-type="string">
            <text:p>N</text:p>
          </table:table-cell>
          <table:table-cell table:style-name="ce18" office:value-type="string">
            <text:p>Seems like it tries to go to the articles page for some reason – Invalid input: Array ( [f_publication_id] =&gt; not set [f_issue_number] =&gt; not set [f_section_number] =&gt; not set [f_language_id] =&gt; not set )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8">
          <table:table-cell office:value-type="string">
            <text:p>After duplicate, go to source section -&gt; success?</text:p>
          </table:table-cell>
          <table:table-cell table:style-name="ce10" office:value-type="string">
            <text:p>N</text:p>
          </table:table-cell>
          <table:table-cell table:style-name="ce18" office:value-type="string">
            <text:p>Invalid input: Array ( [f_publication_id] =&gt; not set [f_issue_number] =&gt; not set [f_section_number] =&gt; not set [f_language_id] =&gt; not set )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Dele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Delete -&gt; Cancel -&gt; section not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Delete -&gt; Confirm Yes -&gt; section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List -&gt; Add article -&gt; dont fill in anything -&gt; save -&gt; error message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Could use a link back to the article list on this pag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2">
          <table:table-cell office:value-type="string">
            <text:p>Article List -&gt; Add article -&gt; fill in article title -&gt; save -&gt; article added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Articles cannot be created if they have the same name as an unplaced article!!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dd article -&gt; article added to the top of the list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!!!!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hange keywords, name, checkboxes -&gt; save using disk icon on the right side of the input field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hange article text -&gt; save using the “save” button at the bottom of the screen.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Submitted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Published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New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Unlock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dont fill in fields -&gt; save -&gt; error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fill in name &amp; existing language (already translated section) -&gt;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fill in name &amp; language isnt supported by a translated section -&gt; prompted for new issue &amp; sectio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office:value-type="string">
            <text:p>Remove ability to add issues, then try to translate an article to a language that does not have a corresponding translated issu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Still prompted to create the section, but the save button is gone. <text:s/>You should not be prompted to create a section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office:value-type="string">
            <text:p>Remove ability to add sections, then try to translate an article to a language that does not have a corresponding translated section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Still prompted to create a new issue – you should not be prompted for this. <text:s/>Also, put some more padding after these error messages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Switch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Duplicate -&gt; Choose destination -&gt; sav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dont select anything -&gt; save -&gt; error message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create event -&gt; sav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click on event in the list -&gt; does it load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an you edit and save the event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Topics -&gt; Add topic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Topics -&gt; Delete topic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new image -&gt; dont fill in anything -&gt; click sav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new -&gt; upload an im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new -&gt; add URL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edit image -&gt; Change properties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remove image from articl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existing image -&gt; Add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existing image -&gt; Edit -&gt;Save -&gt; Success &amp; back to existing image list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existing image -&gt; search using each field -&gt; found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existing image -&gt; click on column headers -&gt; images resorted properly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existing image -&gt; reset search conditions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mage Archive -&gt; Add new im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9">
          <table:table-cell table:style-name="ce5" office:value-type="string">
            <text:p>Users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 user -&gt; dont fill in anything -&gt; click save -&gt; error messag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 user -&gt; fill in required fields -&gt; save -&gt; user created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Logout, login as new user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Edit User -&gt; change password -&gt; logout, login with new password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Edit User -&gt; Change user details -&gt; save -&gt; success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1">
          <table:table-cell table:style-name="ce5" office:value-type="string">
            <text:p>Rights - remove each of the following rights and verify that the user cannot perform the action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number-columns-repeated="5"/>
          <table:table-cell table:style-name="ce25" table:number-columns-repeated="11"/>
          <table:table-cell table:number-columns-repeated="234"/>
        </table:table-row>
        <table:table-row table:style-name="ro9">
          <table:table-cell table:style-name="ce5" office:value-type="string">
            <text:p>Add/Edit Publica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Publication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/Change Issu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Issu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/Change Sec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Sec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 articl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11"/>
          <table:table-cell table:style-name="ce25" table:number-columns-repeated="5"/>
          <table:table-cell table:number-columns-repeated="234"/>
        </table:table-row>
        <table:table-row table:style-name="ro9">
          <table:table-cell table:style-name="ce5" office:value-type="string">
            <text:p>Change Article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50"/>
        </table:table-row>
        <table:table-row table:style-name="ro11">
          <table:table-cell table:style-name="ce5" office:value-type="string">
            <text:p>Publish Article (this also means you cannot do scheduled publishing)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9"/>
          <table:table-cell table:style-name="ce25" table:number-columns-repeated="7"/>
          <table:table-cell table:number-columns-repeated="234"/>
        </table:table-row>
        <table:table-row table:style-name="ro9">
          <table:table-cell table:style-name="ce5" office:value-type="string">
            <text:p>Delete Article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 imag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9">
          <table:table-cell table:style-name="ce5" office:value-type="string">
            <text:p>Change im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Imag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9">
          <table:table-cell table:style-name="ce5" office:value-type="string">
            <text:p>Manage Topic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9">
          <table:table-cell table:style-name="ce5" office:value-type="string">
            <text:p>Manage Templat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8"/>
          <table:table-cell table:style-name="ce25" table:number-columns-repeated="8"/>
          <table:table-cell table:number-columns-repeated="234"/>
        </table:table-row>
        <table:table-row table:style-name="ro9">
          <table:table-cell table:style-name="ce5" office:value-type="string">
            <text:p>Delete Templat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/>
          <table:table-cell table:style-name="ce25" table:number-columns-repeated="15"/>
          <table:table-cell table:number-columns-repeated="234"/>
        </table:table-row>
        <table:table-row table:style-name="ro11">
          <table:table-cell table:style-name="ce5" office:value-type="string">
            <text:p>ALL template permissions turned off -&gt; main menu "templat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/change article typ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article typ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/>
          <table:table-cell table:style-name="ce25" table:number-columns-repeated="15"/>
          <table:table-cell table:number-columns-repeated="234"/>
        </table:table-row>
        <table:table-row table:style-name="ro11">
          <table:table-cell table:style-name="ce5" office:value-type="string">
            <text:p>ALL article type permissions turned off -&gt; main menu "article typ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/Edit langu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langu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1">
          <table:table-cell table:style-name="ce5" office:value-type="string">
            <text:p>ALL language permissions turned off -&gt; main menu "languag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/Edit Countri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countri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1">
          <table:table-cell table:style-name="ce5" office:value-type="string">
            <text:p>ALL country permissions turned off -&gt; main menu "countri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View log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User typ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Subscription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/edit/delete subscriber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Delete staff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9">
          <table:table-cell table:style-name="ce5" office:value-type="string">
            <text:p>add/edit staff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3" table:number-rows-repeated="3">
          <table:table-cell table:style-name="ce7"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75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145">
          <table:table-cell table:number-columns-repeated="3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106">
          <table:table-cell table:number-columns-repeated="3"/>
          <table:table-cell table:style-name="ce13"/>
          <table:table-cell table:number-columns-repeated="251"/>
        </table:table-row>
        <table:table-row table:style-name="ro3" table:number-rows-repeated="31548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Sheet2" table:style-name="ta1" table:print="false">
        <table:table-column table:style-name="co6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Sans Serif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7">27/02/2006</text:date>, <text:time>00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06-07T16:04:53</meta:creation-date>
    <dc:date>2006-02-27T00:03:37</dc:date>
    <dc:language>en-US</dc:language>
    <meta:editing-cycles>22</meta:editing-cycles>
    <meta:editing-duration>P2DT14H50M49S</meta:editing-duration>
    <meta:user-defined meta:name="Info 1"/>
    <meta:user-defined meta:name="Info 2"/>
    <meta:user-defined meta:name="Info 3"/>
    <meta:user-defined meta:name="Info 4"/>
    <meta:document-statistic meta:table-count="3" meta:cell-count="174"/>
  </office:meta>
</office:document-meta>
</file>